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104cm" fo:margin-left="-0.076cm" table:align="left" style:writing-mode="lr-tb"/>
    </style:style>
    <style:style style:name="Table1.A" style:family="table-column">
      <style:table-column-properties style:column-width="8.939cm"/>
    </style:style>
    <style:style style:name="Table1.B" style:family="table-column">
      <style:table-column-properties style:column-width="0.358cm"/>
    </style:style>
    <style:style style:name="Table1.C" style:family="table-column">
      <style:table-column-properties style:column-width="1.312cm"/>
    </style:style>
    <style:style style:name="Table1.D" style:family="table-column">
      <style:table-column-properties style:column-width="1cm"/>
    </style:style>
    <style:style style:name="Table1.E" style:family="table-column">
      <style:table-column-properties style:column-width="1.75cm"/>
    </style:style>
    <style:style style:name="Table1.F" style:family="table-column">
      <style:table-column-properties style:column-width="2.002cm"/>
    </style:style>
    <style:style style:name="Table1.G" style:family="table-column">
      <style:table-column-properties style:column-width="0.998cm"/>
    </style:style>
    <style:style style:name="Table1.H" style:family="table-column">
      <style:table-column-properties style:column-width="2.866cm"/>
    </style:style>
    <style:style style:name="Table1.I" style:family="table-column">
      <style:table-column-properties style:column-width="0.325cm"/>
    </style:style>
    <style:style style:name="Table1.J" style:family="table-column">
      <style:table-column-properties style:column-width="8.553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49cm" fo:padding-right="0.049cm" fo:padding-top="0cm" fo:padding-bottom="0cm" fo:border="0.035cm solid #000000" style:writing-mode="lr-tb">
        <style:background-image/>
      </style:table-cell-properties>
    </style:style>
    <style:style style:name="Table1.2" style:family="table-row">
      <style:table-row-properties style:min-row-height="0.101cm" style:keep-together="false" fo:keep-together="always"/>
    </style:style>
    <style:style style:name="Table1.A2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35cm solid #000000" style:writing-mode="lr-tb"/>
    </style:style>
    <style:style style:name="Table1.J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none" style:writing-mode="lr-tb"/>
    </style:style>
    <style:style style:name="Table1.A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18cm solid #000000" style:writing-mode="lr-tb"/>
    </style:style>
    <style:style style:name="Table1.E3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Table1.A4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e1.E4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1.A8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none" style:writing-mode="lr-tb"/>
    </style:style>
    <style:style style:name="Table1.J9" style:family="table-cell">
      <style:table-cell-properties style:vertical-align="top" fo:background-color="#e5e5e5" fo:padding-left="0.049cm" fo:padding-right="0.049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1.J11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0.018cm solid #000000" style:writing-mode="lr-tb"/>
    </style:style>
    <style:style style:name="Table1.J1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E18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Table1.J19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none" style:writing-mode="lr-tb"/>
    </style:style>
    <style:style style:name="Table1.J20" style:family="table-cell">
      <style:table-cell-properties style:vertical-align="top" fo:padding-left="0.049cm" fo:padding-right="0.049cm" fo:padding-top="0cm" fo:padding-bottom="0cm" fo:border="0.035cm solid #000000" style:writing-mode="lr-tb"/>
    </style:style>
    <style:style style:name="Table1.C27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none" style:writing-mode="lr-tb"/>
    </style:style>
    <style:style style:name="Table1.C28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18cm solid #000000" style:writing-mode="lr-tb"/>
    </style:style>
    <style:style style:name="Table1.C30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A42" style:family="table-cell">
      <style:table-cell-properties style:vertical-align="top" fo:padding-left="0.049cm" fo:padding-right="0.049cm" fo:padding-top="0cm" fo:padding-bottom="0cm" fo:border-left="0.035cm solid #000000" fo:border-right="none" fo:border-top="0.002cm solid #000000" fo:border-bottom="0.002cm solid #000000" style:writing-mode="lr-tb"/>
    </style:style>
    <style:style style:name="Table1.A4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Table1.C43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35cm solid #000000" style:writing-mode="lr-tb"/>
    </style:style>
    <style:style style:name="Table1.J43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2" style:family="table">
      <style:table-properties style:width="28.497cm" fo:margin-left="-0.217cm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1.279cm"/>
    </style:style>
    <style:style style:name="Table2.C" style:family="table-column">
      <style:table-column-properties style:column-width="1.485cm"/>
    </style:style>
    <style:style style:name="Table2.D" style:family="table-column">
      <style:table-column-properties style:column-width="1.487cm"/>
    </style:style>
    <style:style style:name="Table2.E" style:family="table-column">
      <style:table-column-properties style:column-width="4.5cm"/>
    </style:style>
    <style:style style:name="Table2.F" style:family="table-column">
      <style:table-column-properties style:column-width="7.001cm"/>
    </style:style>
    <style:style style:name="Table2.G" style:family="table-column">
      <style:table-column-properties style:column-width="6.251cm"/>
    </style:style>
    <style:style style:name="Table2.H" style:family="table-column">
      <style:table-column-properties style:column-width="4.803cm"/>
    </style:style>
    <style:style style:name="Table2.1" style:family="table-row">
      <style:table-row-properties style:min-row-height="1.235cm" style:keep-together="false" fo:keep-together="always"/>
    </style:style>
    <style:style style:name="Table2.A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02cm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2.2" style:family="table-row">
      <style:table-row-properties style:min-row-height="1.473cm" style:keep-together="false" fo:keep-together="always"/>
    </style:style>
    <style:style style:name="Table2.E2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2.3" style:family="table-row">
      <style:table-row-properties style:keep-together="false" fo:keep-together="always"/>
    </style:style>
    <style:style style:name="Table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C3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E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02cm solid #000000" style:writing-mode="lr-tb"/>
    </style:style>
    <style:style style:name="Table2.H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e2.5" style:family="table-row">
      <style:table-row-properties style:min-row-height="0.716cm" style:keep-together="false" fo:keep-together="always"/>
    </style:style>
    <style:style style:name="Table2.C5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H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none" style:writing-mode="lr-tb"/>
    </style:style>
    <style:style style:name="Table2.9" style:family="table-row">
      <style:table-row-properties style:min-row-height="0.342cm" style:keep-together="false" fo:keep-together="always"/>
    </style:style>
    <style:style style:name="Table2.B9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H1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.C16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A2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2.B31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02cm solid #000000" style:writing-mode="lr-tb"/>
    </style:style>
    <style:style style:name="Table2.H3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e2.G34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cm" fo:margin-right="0.06cm" fo:text-indent="0cm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.199cm" fo:margin-right="0.199cm" fo:text-indent="0cm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0" style:family="paragraph" style:parent-style-name="Heading_20_1">
      <style:text-properties fo:font-size="9pt" style:font-size-asian="9pt" style:font-size-complex="9pt"/>
    </style:style>
    <style:style style:name="P11" style:family="paragraph" style:parent-style-name="Heading_20_4">
      <style:text-properties fo:font-size="9pt" style:font-size-asian="9pt" style:font-size-complex="9pt"/>
    </style:style>
    <style:style style:name="P12" style:family="paragraph" style:parent-style-name="Heading_20_3">
      <style:text-properties fo:font-size="9pt" style:font-size-asian="9pt" style:font-size-complex="9pt"/>
    </style:style>
    <style:style style:name="P13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P14" style:family="paragraph" style:parent-style-name="Heading_20_2">
      <style:text-properties fo:font-size="9pt" style:font-size-asian="9pt" style:font-size-complex="9pt"/>
    </style:style>
    <style:style style:name="P15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DEFENSIVE AND COMPETITIVE BIDDING</text:p>
          </table:table-cell>
          <table:table-cell table:style-name="Table1.B1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10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43" office:value-type="string">
            <text:p text:style-name="P2"/>
          </table:table-cell>
          <table:table-cell table:style-name="Table1.J1" office:value-type="string">
            <text:h text:style-name="P12" text:outline-level="3">W B F CONVENTION CARD</text:h>
          </table:table-cell>
        </table:table-row>
        <table:table-row table:style-name="Table1.2">
          <table:table-cell table:style-name="Table1.A2" office:value-type="string">
            <text:p text:style-name="P5">OVERCALLS (Style: Responses: 1 / 2 <text:s/>Level; Reopening)</text:p>
          </table:table-cell>
          <table:covered-table-cell/>
          <table:table-cell table:style-name="Table1.A2" table:number-columns-spanned="6" office:value-type="string">
            <text:p text:style-name="P5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If not lead-directing quite solid</text:p>
          </table:table-cell>
          <table:covered-table-cell/>
          <table:table-cell table:style-name="Table1.A3" table:number-columns-spanned="2" office:value-type="string">
            <text:p text:style-name="P3"/>
          </table:table-cell>
          <table:covered-table-cell/>
          <table:table-cell table:style-name="Table1.E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2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it</text:p>
          </table:table-cell>
          <table:covered-table-cell/>
          <table:table-cell table:style-name="Table1.E4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NCBO: <text:s/>ROMANI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NT</text:p>
          </table:table-cell>
          <table:covered-table-cell/>
          <table:table-cell table:style-name="Table1.E4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PLAYERS: <text:s text:c="2"/>Anca TOMA-Rainer RETZLER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bseq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1">EVENT <text:s/>European Youth Teams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A2" table:number-columns-spanned="6" office:value-type="string">
            <text:h text:style-name="P14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12" text:outline-level="3">SYSTEM SUMMARY</text:h>
          </table:table-cell>
        </table:table-row>
        <table:table-row table:style-name="Table1.1">
          <table:table-cell table:style-name="Table1.A3" office:value-type="string">
            <text:p text:style-name="P3">Direct: <text:s/>15-17, system on;</text:p>
          </table:table-cell>
          <table:covered-table-cell/>
          <table:table-cell table:style-name="Table1.A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Vs. Suit</text:p>
          </table:table-cell>
          <table:covered-table-cell/>
          <table:table-cell table:style-name="Table1.E3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A4" table:number-columns-spanned="2" office:value-type="string">
            <text:p text:style-name="P1">Ace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11" office:value-type="string">
            <text:p text:style-name="P1">GENERAL APPROACH AND STYLE</text:p>
          </table:table-cell>
        </table:table-row>
        <table:table-row table:style-name="Table1.1">
          <table:table-cell table:style-name="Table1.A4" office:value-type="string">
            <text:p text:style-name="P3">Asks for strength</text:p>
          </table:table-cell>
          <table:covered-table-cell/>
          <table:table-cell table:style-name="Table1.A4" table:number-columns-spanned="2" office:value-type="string">
            <text:p text:style-name="P1">King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12" office:value-type="string">
            <text:p text:style-name="P3">Natural, <text:s/>2/1; 1S-2H NF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Queen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12" office:value-type="string">
            <text:p text:style-name="P3">Multi, Muideberg openings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Jack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JUMP OVERCALLS (Style; Responses; Unusual NT) </text:p>
          </table:table-cell>
          <table:covered-table-cell/>
          <table:table-cell table:style-name="Table1.A4" table:number-columns-spanned="2" office:value-type="string">
            <text:p text:style-name="P1">10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(1M)-2N=ms; (1m)-2N = om+M; 1X-3X asks for stop</text:p>
          </table:table-cell>
          <table:covered-table-cell/>
          <table:table-cell table:style-name="Table1.A4" table:number-columns-spanned="2" office:value-type="string">
            <text:p text:style-name="P1">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Hi-X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A2" table:number-columns-spanned="6" office:value-type="string">
            <text:h text:style-name="P14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DIRECT &amp; JUMP CUE BIDS (Style; Response; Reopen)</text:p>
          </table:table-cell>
          <table:covered-table-cell/>
          <table:table-cell table:style-name="Table1.A3" office:value-type="string">
            <text:p text:style-name="P3"/>
          </table:table-cell>
          <table:table-cell table:style-name="Table1.E3" table:number-columns-spanned="2" office:value-type="string">
            <text:p text:style-name="P1">Partner’s Lead</text:p>
          </table:table-cell>
          <table:covered-table-cell/>
          <table:table-cell table:style-name="Table1.E3" table:number-columns-spanned="2" office:value-type="string">
            <text:p text:style-name="P8">Declarer’s Lead</text:p>
          </table:table-cell>
          <table:covered-table-cell/>
          <table:table-cell table:style-name="Table1.E3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14" text:outline-level="2">SPECIAL BIDS THAT MAY REQUIRE DEFENSE</text:h>
          </table:table-cell>
        </table:table-row>
        <table:table-row table:style-name="Table1.1">
          <table:table-cell table:style-name="Table1.A3" office:value-type="string">
            <text:p text:style-name="P3">2 level= the most majors; 3-level asks for stop</text:p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3" table:number-columns-spanned="2" office:value-type="string">
            <text:p text:style-name="P3">count</text:p>
          </table:table-cell>
          <table:covered-table-cell/>
          <table:table-cell table:style-name="Table1.E3" office:value-type="string">
            <text:p text:style-name="P3">Odd/even</text:p>
          </table:table-cell>
          <table:covered-table-cell/>
          <table:table-cell table:style-name="Table1.J11" office:value-type="string">
            <text:p text:style-name="P3">1S-2H NF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Suit 2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2D weak 2 in M or 22-23 bal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3</text:p>
          </table:table-cell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1M-(X)-trsf from 1N to 2(M-1) <text:s/>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office:value-type="string">
            <text:p text:style-name="P3">lavinthal</text:p>
          </table:table-cell>
          <table:covered-table-cell/>
          <table:table-cell table:style-name="Table1.J12" office:value-type="string">
            <text:p text:style-name="P3">(1X)-1M-(X)-trsf from 1N to 2(M-1)</text:p>
          </table:table-cell>
        </table:table-row>
        <table:table-row table:style-name="Table1.1">
          <table:table-cell table:style-name="Table1.A2" office:value-type="string">
            <text:p text:style-name="P5">VS. NT (vs. Strong/Weak; Reopening;PH)</text:p>
          </table:table-cell>
          <table:covered-table-cell/>
          <table:table-cell table:style-name="Table1.A4" office:value-type="string">
            <text:p text:style-name="P4">NT 2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(1X)-1M-(P)-trsf 2X to 2(M-1)</text:p>
          </table:table-cell>
        </table:table-row>
        <table:table-row table:style-name="Table1.1">
          <table:table-cell table:style-name="Table1.A3" office:value-type="string">
            <text:p text:style-name="P3">X= 4M+(5+)m; 2C=Ms(5-4 either), 2D=one M, 2M=M+m, 2N=ms</text:p>
          </table:table-cell>
          <table:covered-table-cell/>
          <table:table-cell table:style-name="Table1.A8" office:value-type="string">
            <text:p text:style-name="P4">3</text:p>
          </table:table-cell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office:value-type="string">
            <text:p text:style-name="P3"/>
          </table:table-cell>
          <table:covered-table-cell/>
          <table:table-cell table:style-name="Table1.J12" office:value-type="string">
            <text:p text:style-name="P3">2M = <text:s/>5M+(4+)m</text:p>
          </table:table-cell>
        </table:table-row>
        <table:table-row table:style-name="Table1.1">
          <table:table-cell table:style-name="Table1.A4" office:value-type="string">
            <text:p text:style-name="P3">On 1NT that can't have 14 HCP, X is penalty-oriented</text:p>
          </table:table-cell>
          <table:covered-table-cell/>
          <table:table-cell table:style-name="Table1.C2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>Some bids(new colors) on weak openings are constructive but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28" table:number-columns-spanned="6" office:value-type="string">
            <text:p text:style-name="P3">lavin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>Not focing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12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VS.PREEMTS (Doubles; Cue-bids; Jumps; NT Bids)</text:p>
          </table:table-cell>
          <table:covered-table-cell/>
          <table:table-cell table:style-name="Table1.A2" table:number-columns-spanned="6" office:value-type="string">
            <text:p text:style-name="P5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covered-table-cell/>
          <table:table-cell table:style-name="Table1.A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4" text:outline-level="2">SPECIAL FORCING PASS SEQUENCES</text:h>
          </table:table-cell>
        </table:table-row>
        <table:table-row table:style-name="Table1.1">
          <table:table-cell table:style-name="Table1.A3" office:value-type="string">
            <text:p text:style-name="P3">Vs 1C: under 2N every bid has the suit above (exclusive) OR the </text:p>
          </table:table-cell>
          <table:covered-table-cell/>
          <table:table-cell table:style-name="Table1.C27" table:number-columns-spanned="6" office:value-type="string">
            <text:h text:style-name="P11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4" office:value-type="string">
            <text:p text:style-name="P3">ones below; 1S/2S are rounded or pointed</text:p>
          </table:table-cell>
          <table:covered-table-cell/>
          <table:table-cell table:style-name="Table1.C2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>Vs 2C=natural </text:p>
          </table:table-cell>
          <table:covered-table-cell/>
          <table:table-cell table:style-name="Table1.A4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P14" text:outline-level="2">OVER OPPONENTS’ TAKEOUT DOUBLE</text:h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4" text:outline-level="2">IMPORTANT NOTES</text:h>
          </table:table-cell>
        </table:table-row>
        <table:table-row table:style-name="Table1.1">
          <table:table-cell table:style-name="Table1.B1" office:value-type="string">
            <text:p text:style-name="P3">1M-(X)_- transfers from 1N through 2M; 1m-(X)-natural</text:p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5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9">OPENING</text:p>
          </table:table-cell>
          <table:table-cell table:style-name="Table2.B1" table:number-rows-spanned="2" office:value-type="string">
            <text:p text:style-name="P9"><text:s text:c="4"/>TICK IF</text:p>
            <text:p text:style-name="P9">ARTIFICIAL </text:p>
          </table:table-cell>
          <table:table-cell table:style-name="Table2.B1" table:number-rows-spanned="2" office:value-type="string">
            <text:p text:style-name="P9">MIN. NO. OF CARDS</text:p>
          </table:table-cell>
          <table:table-cell table:style-name="Table2.B1" table:number-rows-spanned="2" office:value-type="string">
            <text:p text:style-name="P9">NEG.DBL THRU</text:p>
          </table:table-cell>
          <table:table-cell table:style-name="Table2.E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6">DESCRIPTION</text:p>
          </table:table-cell>
          <table:table-cell table:style-name="Table2.E2" office:value-type="string">
            <text:p text:style-name="P6">RESPONSES</text:p>
          </table:table-cell>
          <table:table-cell table:style-name="Table2.E2" office:value-type="string">
            <text:p text:style-name="P6">SUBSEQUENT ACTION</text:p>
          </table:table-cell>
          <table:table-cell table:style-name="Table2.H2" office:value-type="string">
            <text:p text:style-name="P6">COMPETITIVE &amp; PASSED HAND BIDDING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</text:span></text:p>
          </table:table-cell>
          <table:table-cell table:style-name="Table2.B3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B3" office:value-type="string">
            <text:p text:style-name="P3">4H</text:p>
          </table:table-cell>
          <table:table-cell table:style-name="Table2.E3" office:value-type="string">
            <text:p text:style-name="P3">Natural or “primary” clubs in</text:p>
          </table:table-cell>
          <table:table-cell table:style-name="Table2.E3" office:value-type="string">
            <text:p text:style-name="P3">1D/H=trasf; 1S=no major; 1N=5-5Ms, weak or GF;</text:p>
          </table:table-cell>
          <table:table-cell table:style-name="Table2.A3" office:value-type="string">
            <text:p text:style-name="P3">1C-1X-1Y=&gt; 2C ask for 2D, to pass or invite;</text:p>
          </table:table-cell>
          <table:table-cell table:style-name="Table2.H3" office:value-type="string">
            <text:p text:style-name="P3">No more XYZ</text:p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>11-14/18-19 bal</text:p>
          </table:table-cell>
          <table:table-cell table:style-name="Table2.B4" office:value-type="string">
            <text:p text:style-name="P3">2C/D/H/N=trsf; 2S=inv+ clubs; 2N=inv+ minors</text:p>
          </table:table-cell>
          <table:table-cell table:style-name="Table2.B4" office:value-type="string">
            <text:p text:style-name="P3">2D=GF; 2N ask for 3C, to pass or GF</text:p>
          </table:table-cell>
          <table:table-cell table:style-name="Table2.H4" office:value-type="string">
            <text:p text:style-name="P3"/>
          </table:table-cell>
        </table:table-row>
        <table:table-row table:style-name="Table2.5">
          <table:table-cell table:style-name="Table2.A4" office:value-type="string">
            <text:p text:style-name="Standard"><text:span text:style-name="T1">1</text:span><text:span text:style-name="T6"></text:span></text:p>
          </table:table-cell>
          <table:table-cell table:style-name="Table2.B4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B4" office:value-type="string">
            <text:p text:style-name="P3">4H</text:p>
          </table:table-cell>
          <table:table-cell table:style-name="Table2.B4" office:value-type="string">
            <text:p text:style-name="P3">Natural or “primary” diamonds in 11-14/18-19 bal</text:p>
          </table:table-cell>
          <table:table-cell table:style-name="Table2.B4" office:value-type="string">
            <text:p text:style-name="P3">Natural, 2C is F1, 2D is <text:s/>F1; 2M is non-forcing, not even constructive</text:p>
          </table:table-cell>
          <table:table-cell table:style-name="Table2.B4" office:value-type="string">
            <text:p text:style-name="P3">1C-1X-1Y=&gt; 2C ask for 2D, to pass or invite;</text:p>
            <text:p text:style-name="P3">2D=GF; 2N ask for 3C, to pass or GF; Hydra, see supplimentary sheet</text:p>
          </table:table-cell>
          <table:table-cell table:style-name="Table2.H4" office:value-type="string">
            <text:p text:style-name="P3">No more XYZ</text:p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</text:span></text:p>
          </table:table-cell>
          <table:table-cell table:style-name="Table2.C3" office:value-type="float" office:value="5">
            <text:p text:style-name="P3">5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D</text:p>
          </table:table-cell>
          <table:table-cell table:style-name="Table2.B3" office:value-type="string">
            <text:p text:style-name="P3">nat</text:p>
          </table:table-cell>
          <table:table-cell table:style-name="Table2.B3" office:value-type="string">
            <text:p text:style-name="P3">2C/D=GF, 2S=weak; desceding Bergen and Jacoby; 3N =5 card raise with some values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>2C/D/N are good hands with </text:p>
            <text:p text:style-name="P3">3 / 4 /4 card fit</text:p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9">
          <table:table-cell table:style-name="Table2.A4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4H</text:p>
          </table:table-cell>
          <table:table-cell table:style-name="Table2.B8" office:value-type="string">
            <text:p text:style-name="P3">nat</text:p>
          </table:table-cell>
          <table:table-cell table:style-name="Table2.B8" office:value-type="string">
            <text:p text:style-name="P3">1S-2H=NF: see 1H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INT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4H</text:p>
          </table:table-cell>
          <table:table-cell table:style-name="Table2.E3" office:value-type="string">
            <text:p text:style-name="P3">15-17 (semi)balanced</text:p>
          </table:table-cell>
          <table:table-cell table:style-name="Table2.E3" office:value-type="string">
            <text:p text:style-name="P3">2D/H=trasf; 2C=Stayman; 2S=clubs or range-ask</text:p>
          </table:table-cell>
          <table:table-cell table:style-name="Table2.E3" office:value-type="string">
            <text:p text:style-name="P3">See supplimentary sheet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2N=D; 3C/D=minors; 3M=singleton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</text:span></text:p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H</text:p>
          </table:table-cell>
          <table:table-cell table:style-name="Table2.B11" office:value-type="string">
            <text:p text:style-name="P3">strong</text:p>
          </table:table-cell>
          <table:table-cell table:style-name="Table2.B11" office:value-type="string">
            <text:p text:style-name="P3">2H weak; 2D is not weak and sets GF; 2N = hearts</text:p>
          </table:table-cell>
          <table:table-cell table:style-name="Table2.B11" office:value-type="string">
            <text:p text:style-name="P3">2C-2D/H-3M=4M+6D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2C-2D/H-3C-3D is asking for 4cM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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2 in a major or 22-23</text:p>
          </table:table-cell>
          <table:table-cell table:style-name="Table2.B11" office:value-type="string">
            <text:p text:style-name="P3">2H/2S/3H= P/C; 4C ask for trsf; 4D ask for suite</text:p>
          </table:table-cell>
          <table:table-cell table:style-name="Table2.B11" office:value-type="string">
            <text:p text:style-name="P3">After 2D-2N we show both strength and suite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(semi)balanced</text:p>
          </table:table-cell>
          <table:table-cell table:style-name="Table2.B11" office:value-type="string">
            <text:p text:style-name="P3">2N strong relay; 3S =invite; 3m=NF</text:p>
          </table:table-cell>
          <table:table-cell table:style-name="Table2.B11" office:value-type="string">
            <text:p text:style-name="P3">After 2M-2N we show strength with 5-5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</text:span></text:p>
          </table:table-cell>
          <table:table-cell table:style-name="Table2.B11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with 5H+(4+)m</text:p>
          </table:table-cell>
          <table:table-cell table:style-name="Table2.B11" office:value-type="string">
            <text:p text:style-name="P3">3C and 2N are relays; 2S = NF; 3D=NF</text:p>
          </table:table-cell>
          <table:table-cell table:style-name="Table2.B11" office:value-type="string">
            <text:p text:style-name="P3">Also we show excentric distributions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with 5S+(4+)m</text:p>
          </table:table-cell>
          <table:table-cell table:style-name="Table2.B11" office:value-type="string">
            <text:p text:style-name="P3">3C and 2N are relays; 3D/H=NF</text:p>
          </table:table-cell>
          <table:table-cell table:style-name="Table2.B11" office:value-type="string">
            <text:p text:style-name="P3">See 2H opening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</text:span></text:p>
          </table:table-cell>
          <table:table-cell table:style-name="Table2.B11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20-21 bal/semi-bal</text:p>
          </table:table-cell>
          <table:table-cell table:style-name="Table2.B3" office:value-type="string">
            <text:p text:style-name="P3">3C=Puppet; 3D/H/S/N and 4C are trsf; 4M is short</text:p>
          </table:table-cell>
          <table:table-cell table:style-name="Table2.B3" office:value-type="string">
            <text:p text:style-name="P3">Can superaccept trsf</text:p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2NT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H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With minors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Standard"><text:span text:style-name="T1">3</text:span><text:span text:style-name="T6">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D is ace-ask</text:p>
          </table:table-cell>
          <table:table-cell table:style-name="Table2.B8" office:value-type="string">
            <text:p text:style-name="P3">4H=0-1; 4S=1+Q; 4N=2; 5C=2+Q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</text:span>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Preemptive</text:p>
          </table:table-cell>
          <table:table-cell table:style-name="Table2.E3" office:value-type="string">
            <text:p text:style-name="P3">4C is ace-ask</text:p>
          </table:table-cell>
          <table:table-cell table:style-name="Table2.E3" office:value-type="string">
            <text:p text:style-name="P3">4D=0-1; 4H=1+Q; 4S=2; 4N=2+Q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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C is ace-ask</text:p>
          </table:table-cell>
          <table:table-cell table:style-name="Table2.B8" office:value-type="string">
            <text:p text:style-name="P3">4D=0-1; 4H=1+Q; 4S=2; 4N=2+Q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3</text:span><text:span text:style-name="T6">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4C is ace-ask</text:p>
          </table:table-cell>
          <table:table-cell table:style-name="Table2.B11" office:value-type="string">
            <text:p text:style-name="P3">4D=0-1; 4H=1+Q; 4S=2; 4N=2+Q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3NT</text:p>
          </table:table-cell>
          <table:table-cell table:style-name="Table2.B11" office:value-type="string">
            <text:p text:style-name="P3">x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Gambling; solid 7 card minor</text:p>
          </table:table-cell>
          <table:table-cell table:style-name="Table2.B11" office:value-type="string">
            <text:p text:style-name="P3">4M to play; 4/5/6/7 clubs=pass/corect; 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D=ask shorness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Standard"><text:span text:style-name="T1">4</text:span><text:span text:style-name="T6">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RKCB and anti-q-bidș 4M is to play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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preemptive</text:p>
          </table:table-cell>
          <table:table-cell table:style-name="Table2.B3" office:value-type="string">
            <text:p text:style-name="P3">RKCB and anti-q-bid; 4M is to play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>RKCB and anti-q-bid</text:p>
          </table:table-cell>
          <table:table-cell table:style-name="Table2.B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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>RKCB and anti-q-bid</text:p>
          </table:table-cell>
          <table:table-cell table:style-name="Table2.B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1">4NT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minors</text:p>
          </table:table-cell>
          <table:table-cell table:style-name="Table2.B31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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/>
          </table:table-cell>
          <table:table-cell table:style-name="Table2.G34" table:number-columns-spanned="2" office:value-type="string">
            <text:h text:style-name="P15" text:outline-level="2">HIGH LEVEL BIDDING</text:h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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/>
          </table:table-cell>
          <table:table-cell table:style-name="Table2.H6" table:number-columns-spanned="2" office:value-type="string">
            <text:p text:style-name="P3">5M and 5N are Josephne for small/grand slam. 4N or sometimes 4m are RKCB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Ask for A/K in H</text:p>
          </table:table-cell>
          <table:table-cell table:style-name="Table2.B31" office:value-type="string">
            <text:p text:style-name="P3">Pass, 6H, 7H</text:p>
          </table:table-cell>
          <table:table-cell table:style-name="Table2.H31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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Ask for A/K in S</text:p>
          </table:table-cell>
          <table:table-cell table:style-name="Table2.B31" office:value-type="string">
            <text:p text:style-name="P3">Pass, 6S, 7S</text:p>
          </table:table-cell>
          <table:table-cell table:style-name="Table2.H31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H31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><text:soft-page-break/></text:p>
      <text:p text:style-name="P1">2M-2N=&gt; 3C=clubs, 3D=diamonds; 3H=c5lubs, maximum hand; 3S=5 diamonds, maximum hand; 3N=6H, 5m; 4=5H-6m</text:p>
      <text:p text:style-name="P1">2M-2N-3m-3oM= natural invite</text:p>
      <text:p text:style-name="P1"/>
      <text:p text:style-name="P1">(2D-2M-)2N=&gt; 3C=puppet Stayman; 3D/H/S/N and 4C are trsf; 4D=5-5Ms, exactly game; minor game invites go through 2N-3S-3N-3m; with 5=4=x=y we bid Puppet Stayman and on 3H(no 4 or 5 card major) we bind 3N</text:p>
      <text:p text:style-name="P1"/>
      <text:p text:style-name="P1">after opener makes an inverted bid, 2N is sort of a relay, either to stop <text:s/>at the 3 level for search slam without a fit. Opener bids first 2 card suite. If opener bids above his first suite, he sets a GF</text:p>
      <text:p text:style-name="P1"/>
      <text:p text:style-name="P1">1C-1S-3D is something like 15-17 with 6C-4D</text:p>
      <text:p text:style-name="P1">1C-1D-3D=18-19 bal with 4H</text:p>
      <text:p text:style-name="P1">1C-1H-3H=18-19 bal with 4S</text:p>
      <text:p text:style-name="P1">1D-1S-3H=18-19 bal with 4S</text:p>
      <text:p text:style-name="P1">1D-1H-2S is 3 way:</text:p>
      <text:p text:style-name="P1"><text:tab/>a.) natural invert</text:p>
      <text:p text:style-name="P1"><text:tab/>b.) 18-19 bal with 4H</text:p>
      <text:p text:style-name="P1"><text:tab/>c.) 6D and 3H, 17+ HCP</text:p>
      <text:p text:style-name="P1"><text:tab/>with 6D and 1-2 H we rebid 2N. With sonething along Akxxxx AKQx, he'd bid 4D</text:p>
      <text:p text:style-name="P1"><text:tab/><text:tab/>3C is a sighn-off in S, 3D is sign-off but opener bids 3H with <text:span text:style-name="T4">b</text:span>.) type, 3H is 6H GF, 3S is <text:s/>6H and 4S, GF, 4D is GF</text:p>
      <text:p text:style-name="P1"><text:tab/><text:tab/>2N is a relay and 3C is a.) type, 3D is c.) type, 3H is b.) type, 3S and 3N whow 6D+4S and the appropriate sshortness; on this 4C sets S and 4D sets D</text:p>
      <text:p text:style-name="P1"/>
      <text:p text:style-name="P1"/>
      <text:p text:style-name="P1"/>
      <text:p text:style-name="Standard">1M-2M=8-10, f3</text:p>
      <text:p text:style-name="Standard">1S-2H=NF</text:p>
      <text:p text:style-name="Standard">1M-4M to play with f5</text:p>
      <text:p text:style-name="Standard">1M-3N= f5, better hand</text:p>
      <text:p text:style-name="Standard">1M-4x and 1H-3S are splinters, 11-14</text:p>
      <text:p text:style-name="Standard"/>
      <text:p text:style-name="Standard">1H-2N is GF; see sist dudu</text:p>
      <text:p text:style-name="Standard"/>
      <text:p text:style-name="Standard">1H-3C is a.) 9-11 f4 or b.) 10-11 f3</text:p>
      <text:p text:style-name="Standard"/>
      <text:p text:style-name="Standard">1H-3C-3D is relay and than: 3H=f3; 3N f4 no shotness; anything else is f4 and shows shortness</text:p>
      <text:p text:style-name="Standard"/>
      <text:p text:style-name="Standard">1H-3C-3H is stop</text:p>
      <text:p text:style-name="Standard"/>
      <text:p text:style-name="Standard">1H-3C-3S shows short suit 3N is mandatory and 4C,4D,4H are short C/D/S</text:p>
      <text:p text:style-name="Standard">if slamish 4S shows short spades (like 1H-2H-2S-2N-3H/S)</text:p>
      <text:p text:style-name="Standard"/>
      <text:p text:style-name="Standard">1H-3C-3N is 5332 CoG</text:p>
      <text:p text:style-name="Standard">1H-3C-4m is 55 strong</text:p>
      <text:p text:style-name="Standard">1H-3C-4H is to play</text:p>
      <text:p text:style-name="Standard">1H-3C-4S is SI with 6H and 5S</text:p>
      <text:p text:style-name="Standard"/>
      <text:p text:style-name="Standard">1H-3D is mixed raise</text:p>
      <text:p text:style-name="Standard">1H-3D-3H is sign-off</text:p>
      <text:p text:style-name="Standard">1H-3D-3S is like 1H-3C-3S</text:p>
      <text:p text:style-name="Standard">1H-3D-3N/4C/4D is second suite of S/C/D; with high heart honor and cover card we bid slam. With an <text:s/>A and a cover card we q-bid the A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S-3C is like1H-3C</text:p>
      <text:p text:style-name="Standard">1S-3C-3D is asking: 3S is f3, 3N is (4333)/(4432); 4x is short ; 3H shows void, on which 3N asks and 4C/4D/4H show</text:p>
      <text:p text:style-name="Standard">1S-3C-3H asks 3S, either to pass or show shortness</text:p>
      <text:p text:style-name="Standard">1S-3C-3S asks q-bids</text:p>
      <text:p text:style-name="Standard">1S-3C-3N is bal, CoG</text:p>
      <text:p text:style-name="Standard">1S-3C-4x is second suit, strong hand, 5-5</text:p>
      <text:p text:style-name="Standard"/>
      <text:p text:style-name="Standard">1S-3D is like 1H-3D</text:p>
      <text:p text:style-name="Standard">1S-3D-3S is sign-off</text:p>
      <text:p text:style-name="Standard">1S-3D-4x is second suite</text:p>
      <text:p text:style-name="Standard">1S-3D-4S is to play</text:p>
      <text:p text:style-name="Standard">1S-3D-3N is CoG</text:p>
      <text:p text:style-name="Standard">1S-3D-3H shortness; 3S is releu; 3N is void=&gt;4C relay=&gt;4D/H/S is <text:s/>D/H/C void</text:p>
      <text:p text:style-name="Standard">1S-3D-3H-3S-4x shows singleton</text:p>
      <text:p text:style-name="Standard"/>
      <text:p text:style-name="Standard">after 1M-3M any new suit shows a leadable suit and sets forcing-pas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.81cm" fo:text-indent="0cm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2cm" fo:margin-bottom="0.43cm" fo:margin-left="0.75cm" fo:margin-right="0.4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                                      </dc:title>
    <meta:initial-creator>Investec Bank Limited</meta:initial-creator>
    <meta:creation-date>2013-09-20T08:19:00</meta:creation-date>
    <dc:creator>r r</dc:creator>
    <dc:date>2017-06-21T05:02:56.91</dc:date>
    <meta:print-date>2004-03-12T14:51:00</meta:print-date>
    <meta:editing-cycles>19</meta:editing-cycles>
    <meta:editing-duration>PT1H42M39S</meta:editing-duration>
    <meta:generator>OpenOffice/4.1.3$Win32 OpenOffice.org_project/413m1$Build-9783</meta:generator>
    <meta:document-statistic meta:table-count="2" meta:image-count="0" meta:object-count="0" meta:page-count="4" meta:paragraph-count="287" meta:word-count="1256" meta:character-count="6837"/>
  </office:meta>
</office:document-meta>
</file>